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Périmètre</text:p>
          </table:table-cell>
          <table:table-cell table:style-name="ce1" office:value-type="string" calcext:value-type="string">
            <text:p>Surface de référence</text:p>
          </table:table-cell>
          <table:table-cell table:style-name="ce1" office:value-type="string" calcext:value-type="string">
            <text:p>Périmètre de référence</text:p>
          </table:table-cell>
          <table:table-cell table:style-name="ce1" office:value-type="string" calcext:value-type="string">
            <text:p>nombre de cellules</text:p>
          </table:table-cell>
          <table:table-cell table:style-name="ce1" office:value-type="string" calcext:value-type="string">
            <text:p>Nombre de lacunes</text:p>
          </table:table-cell>
          <table:table-cell table:style-name="ce1" office:value-type="string" calcext:value-type="string">
            <text:p>% de surface</text:p>
          </table:table-cell>
          <table:table-cell table:style-name="ce1" office:value-type="string" calcext:value-type="string">
            <text:p>% de lacune</text:p>
          </table:table-cell>
          <table:table-cell table:style-name="ce1" office:value-type="string" calcext:value-type="string">
            <text:p>coef contraction local</text:p>
          </table:table-cell>
          <table:table-cell table:style-name="ce1" office:value-type="string" calcext:value-type="string">
            <text:p>histogramme lacunes</text:p>
          </table:table-cell>
          <table:table-cell table:style-name="ce1" office:value-type="string" calcext:value-type="string">
            <text:p>coef contraction cellules</text:p>
          </table:table-cell>
        </table:table-row>
        <table:table-row table:style-name="ro1">
          <table:table-cell table:style-name="ce2" office:value-type="string" calcext:value-type="string">
            <text:p>b2_b2_b2_b2_b2_b2_b2_b2___b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8.28" calcext:value-type="float">
            <text:p>68,2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2]/[.E2]" office:value-type="float" office:value="0.875" calcext:value-type="float">
            <text:p>0,875</text:p>
          </table:table-cell>
          <table:table-cell table:style-name="ce2" table:formula="of:=1-[.I2]" office:value-type="float" office:value="0.125" calcext:value-type="float">
            <text:p>0,1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K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2_b2_b2_b2_b2_b2_b2_b2___b2</text:p>
          </table:table-cell>
          <table:table-cell office:value-type="float" office:value="1" calcext:value-type="float">
            <text:p>1</text:p>
          </table:table-cell>
          <table:table-cell office:value-type="float" office:value="288.3" calcext:value-type="float">
            <text:p>288,3</text:p>
          </table:table-cell>
          <table:table-cell office:value-type="float" office:value="93.69" calcext:value-type="float">
            <text:p>93,69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3]/[.E3]" office:value-type="float" office:value="0.72075" calcext:value-type="float">
            <text:p>0,72075</text:p>
          </table:table-cell>
          <table:table-cell table:formula="of:=1-[.I3]" office:value-type="float" office:value="0.27925" calcext:value-type="float">
            <text:p>0,27925</text:p>
          </table:table-cell>
          <table:table-cell table:formula="of:=SQRT(([.C3]/[.G3])/[.C2]*[.G2])" office:value-type="float" office:value="0.320880485094195" calcext:value-type="float">
            <text:p>0,320880485094195</text:p>
          </table:table-cell>
          <table:table-cell table:formula="of:=[.H3]-[.H2]" office:value-type="float" office:value="1" calcext:value-type="float">
            <text:p>1</text:p>
          </table:table-cell>
          <table:table-cell table:formula="of:=[.K3]*[.K2]" office:value-type="float" office:value="0.320880485094195" calcext:value-type="float">
            <text:p>0,320880485094195</text:p>
          </table:table-cell>
        </table:table-row>
        <table:table-row table:style-name="ro1">
          <table:table-cell office:value-type="string" calcext:value-type="string">
            <text:p>b2_b2_b2_b2_b2_b2_b2_b2___b2</text:p>
          </table:table-cell>
          <table:table-cell office:value-type="float" office:value="2" calcext:value-type="float">
            <text:p>2</text:p>
          </table:table-cell>
          <table:table-cell office:value-type="float" office:value="244.43" calcext:value-type="float">
            <text:p>244,43</text:p>
          </table:table-cell>
          <table:table-cell office:value-type="float" office:value="158.56" calcext:value-type="float">
            <text:p>158,56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C4]/[.E4]" office:value-type="float" office:value="0.611075" calcext:value-type="float">
            <text:p>0,611075</text:p>
          </table:table-cell>
          <table:table-cell table:formula="of:=1-[.I4]" office:value-type="float" office:value="0.388925" calcext:value-type="float">
            <text:p>0,388925</text:p>
          </table:table-cell>
          <table:table-cell table:formula="of:=SQRT(([.C4]/[.G4])/[.C3]*[.G3])" office:value-type="float" office:value="0.411784438588967" calcext:value-type="float">
            <text:p>0,411784438588967</text:p>
          </table:table-cell>
          <table:table-cell table:formula="of:=[.H4]-[.H3]" office:value-type="float" office:value="8" calcext:value-type="float">
            <text:p>8</text:p>
          </table:table-cell>
          <table:table-cell table:formula="of:=[.K4]*[.K3]*[.K2]" office:value-type="float" office:value="0.132133590408668" calcext:value-type="float">
            <text:p>0,132133590408668</text:p>
          </table:table-cell>
        </table:table-row>
        <table:table-row table:style-name="ro1">
          <table:table-cell office:value-type="string" calcext:value-type="string">
            <text:p>b2_b2_b2_b2_b2_b2_b2_b2___b2</text:p>
          </table:table-cell>
          <table:table-cell office:value-type="float" office:value="3" calcext:value-type="float">
            <text:p>3</text:p>
          </table:table-cell>
          <table:table-cell office:value-type="float" office:value="205.91" calcext:value-type="float">
            <text:p>205,91</text:p>
          </table:table-cell>
          <table:table-cell office:value-type="float" office:value="293.71" calcext:value-type="float">
            <text:p>293,7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C5]/[.E5]" office:value-type="float" office:value="0.514775" calcext:value-type="float">
            <text:p>0,514775</text:p>
          </table:table-cell>
          <table:table-cell table:formula="of:=1-[.I5]" office:value-type="float" office:value="0.485225" calcext:value-type="float">
            <text:p>0,485225</text:p>
          </table:table-cell>
          <table:table-cell table:formula="of:=SQRT(([.C5]/[.G5])/[.C4]*[.G4])" office:value-type="float" office:value="0.410465313909719" calcext:value-type="float">
            <text:p>0,410465313909719</text:p>
          </table:table-cell>
          <table:table-cell table:formula="of:=[.H5]-[.H4]" office:value-type="float" office:value="40" calcext:value-type="float">
            <text:p>40</text:p>
          </table:table-cell>
          <table:table-cell table:formula="of:=[.K5]*[.K4]*[.K3]*[.K2]" office:value-type="float" office:value="0.0542362556651123" calcext:value-type="float">
            <text:p>0,0542362556651123</text:p>
          </table:table-cell>
        </table:table-row>
        <table:table-row table:style-name="ro1">
          <table:table-cell table:style-name="ce4" office:value-type="string" calcext:value-type="string">
            <text:p>b2_b2_b2_b2_b2_b2_b2_b2___b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3.4" calcext:value-type="float">
            <text:p>173,4</text:p>
          </table:table-cell>
          <table:table-cell table:style-name="ce4" office:value-type="float" office:value="571.87" calcext:value-type="float">
            <text:p>571,87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[.C6]/[.E6]" office:value-type="float" office:value="0.4335" calcext:value-type="float">
            <text:p>0,4335</text:p>
          </table:table-cell>
          <table:table-cell table:style-name="ce4" table:formula="of:=1-[.I6]" office:value-type="float" office:value="0.5665" calcext:value-type="float">
            <text:p>0,5665</text:p>
          </table:table-cell>
          <table:table-cell table:style-name="ce4" table:formula="of:=SQRT(([.C6]/[.G6])/[.C5]*[.G5])" office:value-type="float" office:value="0.410393832153662" calcext:value-type="float">
            <text:p>0,410393832153662</text:p>
          </table:table-cell>
          <table:table-cell table:style-name="ce4" table:formula="of:=[.H6]-[.H5]" office:value-type="float" office:value="200" calcext:value-type="float">
            <text:p>200</text:p>
          </table:table-cell>
          <table:table-cell table:style-name="ce4" table:formula="of:=[.K6]*[.K5]*[.K4]*[.K3]*[.K2]" office:value-type="float" office:value="0.0222582248040712" calcext:value-type="float">
            <text:p>0,0222582248040712</text:p>
          </table:table-cell>
        </table:table-row>
        <table:table-row table:style-name="ro1">
          <table:table-cell table:style-name="ce2" office:value-type="string" calcext:value-type="string">
            <text:p>c2_b2_c2_b2_c2_b2_c2_b2___b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8.28" calcext:value-type="float">
            <text:p>68,2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7]/[.E7]" office:value-type="float" office:value="0.875" calcext:value-type="float">
            <text:p>0,875</text:p>
          </table:table-cell>
          <table:table-cell table:style-name="ce2" table:formula="of:=1-[.I7]" office:value-type="float" office:value="0.125" calcext:value-type="float">
            <text:p>0,1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K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_b2_c2_b2_c2_b2_c2_b2___b2</text:p>
          </table:table-cell>
          <table:table-cell office:value-type="float" office:value="1" calcext:value-type="float">
            <text:p>1</text:p>
          </table:table-cell>
          <table:table-cell office:value-type="float" office:value="284.4" calcext:value-type="float">
            <text:p>284,4</text:p>
          </table:table-cell>
          <table:table-cell office:value-type="float" office:value="97.8" calcext:value-type="float">
            <text:p>97,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8]/[.E8]" office:value-type="float" office:value="0.711" calcext:value-type="float">
            <text:p>0,711</text:p>
          </table:table-cell>
          <table:table-cell table:formula="of:=1-[.I8]" office:value-type="float" office:value="0.289" calcext:value-type="float">
            <text:p>0,289</text:p>
          </table:table-cell>
          <table:table-cell table:formula="of:=SQRT(([.C8]/[.G8])/[.C7]*[.G7])" office:value-type="float" office:value="0.318702727587055" calcext:value-type="float">
            <text:p>0,318702727587055</text:p>
          </table:table-cell>
          <table:table-cell table:formula="of:=[.H8]-[.H7]" office:value-type="float" office:value="3" calcext:value-type="float">
            <text:p>3</text:p>
          </table:table-cell>
          <table:table-cell table:formula="of:=[.K8]*[.K7]" office:value-type="float" office:value="0.318702727587055" calcext:value-type="float">
            <text:p>0,318702727587055</text:p>
          </table:table-cell>
        </table:table-row>
        <table:table-row table:style-name="ro1">
          <table:table-cell office:value-type="string" calcext:value-type="string">
            <text:p>c2_b2_c2_b2_c2_b2_c2_b2___b2</text:p>
          </table:table-cell>
          <table:table-cell office:value-type="float" office:value="2" calcext:value-type="float">
            <text:p>2</text:p>
          </table:table-cell>
          <table:table-cell office:value-type="float" office:value="254.05" calcext:value-type="float">
            <text:p>254,05</text:p>
          </table:table-cell>
          <table:table-cell office:value-type="float" office:value="149.35" calcext:value-type="float">
            <text:p>149,35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formula="of:=[.C9]/[.E9]" office:value-type="float" office:value="0.635125" calcext:value-type="float">
            <text:p>0,635125</text:p>
          </table:table-cell>
          <table:table-cell table:formula="of:=1-[.I9]" office:value-type="float" office:value="0.364875" calcext:value-type="float">
            <text:p>0,364875</text:p>
          </table:table-cell>
          <table:table-cell table:formula="of:=SQRT(([.C9]/[.G9])/[.C8]*[.G8])" office:value-type="float" office:value="0.385850598654389" calcext:value-type="float">
            <text:p>0,385850598654389</text:p>
          </table:table-cell>
          <table:table-cell table:formula="of:=[.H9]-[.H8]" office:value-type="float" office:value="12" calcext:value-type="float">
            <text:p>12</text:p>
          </table:table-cell>
          <table:table-cell table:formula="of:=[.K9]*[.K8]*[.K7]" office:value-type="float" office:value="0.122971638232252" calcext:value-type="float">
            <text:p>0,122971638232252</text:p>
          </table:table-cell>
        </table:table-row>
        <table:table-row table:style-name="ro1">
          <table:table-cell office:value-type="string" calcext:value-type="string">
            <text:p>c2_b2_c2_b2_c2_b2_c2_b2___b2</text:p>
          </table:table-cell>
          <table:table-cell office:value-type="float" office:value="3" calcext:value-type="float">
            <text:p>3</text:p>
          </table:table-cell>
          <table:table-cell office:value-type="float" office:value="235.1" calcext:value-type="float">
            <text:p>235,1</text:p>
          </table:table-cell>
          <table:table-cell office:value-type="float" office:value="252.09" calcext:value-type="float">
            <text:p>252,09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72" calcext:value-type="float">
            <text:p>72</text:p>
          </table:table-cell>
          <table:table-cell table:formula="of:=[.C10]/[.E10]" office:value-type="float" office:value="0.58775" calcext:value-type="float">
            <text:p>0,58775</text:p>
          </table:table-cell>
          <table:table-cell table:formula="of:=1-[.I10]" office:value-type="float" office:value="0.41225" calcext:value-type="float">
            <text:p>0,41225</text:p>
          </table:table-cell>
          <table:table-cell table:formula="of:=SQRT(([.C10]/[.G10])/[.C9]*[.G9])" office:value-type="float" office:value="0.416550203496607" calcext:value-type="float">
            <text:p>0,416550203496607</text:p>
          </table:table-cell>
          <table:table-cell table:formula="of:=[.H10]-[.H9]" office:value-type="float" office:value="56" calcext:value-type="float">
            <text:p>56</text:p>
          </table:table-cell>
          <table:table-cell table:formula="of:=[.K10]*[.K9]*[.K8]*[.K7]" office:value-type="float" office:value="0.0512238609299556" calcext:value-type="float">
            <text:p>0,0512238609299556</text:p>
          </table:table-cell>
        </table:table-row>
        <table:table-row table:style-name="ro1">
          <table:table-cell table:style-name="ce4" office:value-type="string" calcext:value-type="string">
            <text:p>c2_b2_c2_b2_c2_b2_c2_b2___b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1.03" calcext:value-type="float">
            <text:p>221,03</text:p>
          </table:table-cell>
          <table:table-cell table:style-name="ce4" office:value-type="float" office:value="464.36" calcext:value-type="float">
            <text:p>464,3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12" calcext:value-type="float">
            <text:p>1312</text:p>
          </table:table-cell>
          <table:table-cell table:style-name="ce4" office:value-type="float" office:value="344" calcext:value-type="float">
            <text:p>344</text:p>
          </table:table-cell>
          <table:table-cell table:style-name="ce4" table:formula="of:=[.C11]/[.E11]" office:value-type="float" office:value="0.552575" calcext:value-type="float">
            <text:p>0,552575</text:p>
          </table:table-cell>
          <table:table-cell table:style-name="ce4" table:formula="of:=1-[.I11]" office:value-type="float" office:value="0.447425" calcext:value-type="float">
            <text:p>0,447425</text:p>
          </table:table-cell>
          <table:table-cell table:style-name="ce4" table:formula="of:=SQRT(([.C11]/[.G11])/[.C10]*[.G10])" office:value-type="float" office:value="0.428304228854307" calcext:value-type="float">
            <text:p>0,428304228854307</text:p>
          </table:table-cell>
          <table:table-cell table:style-name="ce4" table:formula="of:=[.H11]-[.H10]" office:value-type="float" office:value="272" calcext:value-type="float">
            <text:p>272</text:p>
          </table:table-cell>
          <table:table-cell table:style-name="ce4" table:formula="of:=[.K11]*[.K10]*[.K9]*[.K8]*[.K7]" office:value-type="float" office:value="0.0219393962545449" calcext:value-type="float">
            <text:p>0,0219393962545449</text:p>
          </table:table-cell>
        </table:table-row>
        <table:table-row table:style-name="ro1">
          <table:table-cell table:style-name="ce2" office:value-type="string" calcext:value-type="string">
            <text:p>c2_b2_c2_b2_c2_b2_c2_b2___c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8.28" calcext:value-type="float">
            <text:p>68,2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12]/[.E12]" office:value-type="float" office:value="0.875" calcext:value-type="float">
            <text:p>0,875</text:p>
          </table:table-cell>
          <table:table-cell table:style-name="ce2" table:formula="of:=1-[.I12]" office:value-type="float" office:value="0.125" calcext:value-type="float">
            <text:p>0,1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K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_b2_c2_b2_c2_b2_c2_b2___c2</text:p>
          </table:table-cell>
          <table:table-cell office:value-type="float" office:value="1" calcext:value-type="float">
            <text:p>1</text:p>
          </table:table-cell>
          <table:table-cell office:value-type="float" office:value="260.65" calcext:value-type="float">
            <text:p>260,65</text:p>
          </table:table-cell>
          <table:table-cell office:value-type="float" office:value="103.91" calcext:value-type="float">
            <text:p>103,9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13]/[.E13]" office:value-type="float" office:value="0.651625" calcext:value-type="float">
            <text:p>0,651625</text:p>
          </table:table-cell>
          <table:table-cell table:formula="of:=1-[.I13]" office:value-type="float" office:value="0.348375" calcext:value-type="float">
            <text:p>0,348375</text:p>
          </table:table-cell>
          <table:table-cell table:formula="of:=SQRT(([.C13]/[.G13])/[.C12]*[.G12])" office:value-type="float" office:value="0.305105368216106" calcext:value-type="float">
            <text:p>0,305105368216106</text:p>
          </table:table-cell>
          <table:table-cell table:formula="of:=[.H13]-[.H12]" office:value-type="float" office:value="3" calcext:value-type="float">
            <text:p>3</text:p>
          </table:table-cell>
          <table:table-cell table:formula="of:=[.K13]*[.K12]" office:value-type="float" office:value="0.305105368216106" calcext:value-type="float">
            <text:p>0,305105368216106</text:p>
          </table:table-cell>
        </table:table-row>
        <table:table-row table:style-name="ro1">
          <table:table-cell office:value-type="string" calcext:value-type="string">
            <text:p>c2_b2_c2_b2_c2_b2_c2_b2___c2</text:p>
          </table:table-cell>
          <table:table-cell office:value-type="float" office:value="2" calcext:value-type="float">
            <text:p>2</text:p>
          </table:table-cell>
          <table:table-cell office:value-type="float" office:value="211.88" calcext:value-type="float">
            <text:p>211,88</text:p>
          </table:table-cell>
          <table:table-cell office:value-type="float" office:value="196.93" calcext:value-type="float">
            <text:p>196,93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C14]/[.E14]" office:value-type="float" office:value="0.5297" calcext:value-type="float">
            <text:p>0,5297</text:p>
          </table:table-cell>
          <table:table-cell table:formula="of:=1-[.I14]" office:value-type="float" office:value="0.4703" calcext:value-type="float">
            <text:p>0,4703</text:p>
          </table:table-cell>
          <table:table-cell table:formula="of:=SQRT(([.C14]/[.G14])/[.C13]*[.G13])" office:value-type="float" office:value="0.36807853550535" calcext:value-type="float">
            <text:p>0,36807853550535</text:p>
          </table:table-cell>
          <table:table-cell table:formula="of:=[.H14]-[.H13]" office:value-type="float" office:value="20" calcext:value-type="float">
            <text:p>20</text:p>
          </table:table-cell>
          <table:table-cell table:formula="of:=[.K14]*[.K13]*[.K12]" office:value-type="float" office:value="0.112302737107805" calcext:value-type="float">
            <text:p>0,112302737107805</text:p>
          </table:table-cell>
        </table:table-row>
        <table:table-row table:style-name="ro1">
          <table:table-cell office:value-type="string" calcext:value-type="string">
            <text:p>c2_b2_c2_b2_c2_b2_c2_b2___c2</text:p>
          </table:table-cell>
          <table:table-cell office:value-type="float" office:value="3" calcext:value-type="float">
            <text:p>3</text:p>
          </table:table-cell>
          <table:table-cell office:value-type="float" office:value="170.5" calcext:value-type="float">
            <text:p>170,5</text:p>
          </table:table-cell>
          <table:table-cell office:value-type="float" office:value="426.29" calcext:value-type="float">
            <text:p>426,29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table:formula="of:=[.C15]/[.E15]" office:value-type="float" office:value="0.42625" calcext:value-type="float">
            <text:p>0,42625</text:p>
          </table:table-cell>
          <table:table-cell table:formula="of:=1-[.I15]" office:value-type="float" office:value="0.57375" calcext:value-type="float">
            <text:p>0,57375</text:p>
          </table:table-cell>
          <table:table-cell table:formula="of:=SQRT(([.C15]/[.G15])/[.C14]*[.G14])" office:value-type="float" office:value="0.366219600336336" calcext:value-type="float">
            <text:p>0,366219600336336</text:p>
          </table:table-cell>
          <table:table-cell table:formula="of:=[.H15]-[.H14]" office:value-type="float" office:value="120" calcext:value-type="float">
            <text:p>120</text:p>
          </table:table-cell>
          <table:table-cell table:formula="of:=[.K15]*[.K14]*[.K13]*[.K12]" office:value-type="float" office:value="0.0411274635002969" calcext:value-type="float">
            <text:p>0,0411274635002969</text:p>
          </table:table-cell>
        </table:table-row>
        <table:table-row table:style-name="ro1">
          <table:table-cell table:style-name="ce4" office:value-type="string" calcext:value-type="string">
            <text:p>c2_b2_c2_b2_c2_b2_c2_b2___c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6.58" calcext:value-type="float">
            <text:p>136,58</text:p>
          </table:table-cell>
          <table:table-cell table:style-name="ce4" office:value-type="float" office:value="951.07" calcext:value-type="float">
            <text:p>951,07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728" calcext:value-type="float">
            <text:p>1728</text:p>
          </table:table-cell>
          <table:table-cell table:style-name="ce4" office:value-type="float" office:value="864" calcext:value-type="float">
            <text:p>864</text:p>
          </table:table-cell>
          <table:table-cell table:style-name="ce4" table:formula="of:=[.C16]/[.E16]" office:value-type="float" office:value="0.34145" calcext:value-type="float">
            <text:p>0,34145</text:p>
          </table:table-cell>
          <table:table-cell table:style-name="ce4" table:formula="of:=1-[.I16]" office:value-type="float" office:value="0.65855" calcext:value-type="float">
            <text:p>0,65855</text:p>
          </table:table-cell>
          <table:table-cell table:style-name="ce4" table:formula="of:=SQRT(([.C16]/[.G16])/[.C15]*[.G15])" office:value-type="float" office:value="0.36538922591192" calcext:value-type="float">
            <text:p>0,36538922591192</text:p>
          </table:table-cell>
          <table:table-cell table:style-name="ce4" table:formula="of:=[.H16]-[.H15]" office:value-type="float" office:value="720" calcext:value-type="float">
            <text:p>720</text:p>
          </table:table-cell>
          <table:table-cell table:style-name="ce4" table:formula="of:=[.K16]*[.K15]*[.K14]*[.K13]*[.K12]" office:value-type="float" office:value="0.0150275320520942" calcext:value-type="float">
            <text:p>0,0150275320520942</text:p>
          </table:table-cell>
        </table:table-row>
        <table:table-row table:style-name="ro1">
          <table:table-cell table:style-name="ce2" office:value-type="string" calcext:value-type="string">
            <text:p>c2_c2_c2_c2___c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17]/[.E17]" office:value-type="float" office:value="1" calcext:value-type="float">
            <text:p>1</text:p>
          </table:table-cell>
          <table:table-cell table:style-name="ce2" table:formula="of:=1-[.I17]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K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_c2_c2_c2___c2</text:p>
          </table:table-cell>
          <table:table-cell office:value-type="float" office:value="1" calcext:value-type="float">
            <text:p>1</text:p>
          </table:table-cell>
          <table:table-cell office:value-type="float" office:value="363.86" calcext:value-type="float">
            <text:p>363,86</text:p>
          </table:table-cell>
          <table:table-cell office:value-type="float" office:value="96.77" calcext:value-type="float">
            <text:p>96,77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8]/[.E18]" office:value-type="float" office:value="0.90965" calcext:value-type="float">
            <text:p>0,90965</text:p>
          </table:table-cell>
          <table:table-cell table:formula="of:=1-[.I18]" office:value-type="float" office:value="0.0903499999999999" calcext:value-type="float">
            <text:p>0,0903499999999999</text:p>
          </table:table-cell>
          <table:table-cell table:formula="of:=SQRT(([.C18]/[.G18])/[.C17]*[.G17])" office:value-type="float" office:value="0.476877866963859" calcext:value-type="float">
            <text:p>0,476877866963859</text:p>
          </table:table-cell>
          <table:table-cell table:formula="of:=[.H18]-[.H17]" office:value-type="float" office:value="3" calcext:value-type="float">
            <text:p>3</text:p>
          </table:table-cell>
          <table:table-cell table:formula="of:=[.K18]*[.K17]" office:value-type="float" office:value="0.476877866963859" calcext:value-type="float">
            <text:p>0,476877866963859</text:p>
          </table:table-cell>
        </table:table-row>
        <table:table-row table:style-name="ro1">
          <table:table-cell office:value-type="string" calcext:value-type="string">
            <text:p>c2_c2_c2_c2___c2</text:p>
          </table:table-cell>
          <table:table-cell office:value-type="float" office:value="2" calcext:value-type="float">
            <text:p>2</text:p>
          </table:table-cell>
          <table:table-cell office:value-type="float" office:value="291.27" calcext:value-type="float">
            <text:p>291,27</text:p>
          </table:table-cell>
          <table:table-cell office:value-type="float" office:value="176.06" calcext:value-type="float">
            <text:p>176,06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C19]/[.E19]" office:value-type="float" office:value="0.728175" calcext:value-type="float">
            <text:p>0,728175</text:p>
          </table:table-cell>
          <table:table-cell table:formula="of:=1-[.I19]" office:value-type="float" office:value="0.271825" calcext:value-type="float">
            <text:p>0,271825</text:p>
          </table:table-cell>
          <table:table-cell table:formula="of:=SQRT(([.C19]/[.G19])/[.C18]*[.G18])" office:value-type="float" office:value="0.338167370306836" calcext:value-type="float">
            <text:p>0,338167370306836</text:p>
          </table:table-cell>
          <table:table-cell table:formula="of:=[.H19]-[.H18]" office:value-type="float" office:value="12" calcext:value-type="float">
            <text:p>12</text:p>
          </table:table-cell>
          <table:table-cell table:formula="of:=[.K19]*[.K18]*[.K17]" office:value-type="float" office:value="0.161264534228701" calcext:value-type="float">
            <text:p>0,161264534228701</text:p>
          </table:table-cell>
        </table:table-row>
        <table:table-row table:style-name="ro1">
          <table:table-cell office:value-type="string" calcext:value-type="string">
            <text:p>c2_c2_c2_c2___c2</text:p>
          </table:table-cell>
          <table:table-cell office:value-type="float" office:value="3" calcext:value-type="float">
            <text:p>3</text:p>
          </table:table-cell>
          <table:table-cell office:value-type="float" office:value="236.6" calcext:value-type="float">
            <text:p>236,6</text:p>
          </table:table-cell>
          <table:table-cell office:value-type="float" office:value="371.52" calcext:value-type="float">
            <text:p>371,52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table:formula="of:=[.C20]/[.E20]" office:value-type="float" office:value="0.5915" calcext:value-type="float">
            <text:p>0,5915</text:p>
          </table:table-cell>
          <table:table-cell table:formula="of:=1-[.I20]" office:value-type="float" office:value="0.4085" calcext:value-type="float">
            <text:p>0,4085</text:p>
          </table:table-cell>
          <table:table-cell table:formula="of:=SQRT(([.C20]/[.G20])/[.C19]*[.G19])" office:value-type="float" office:value="0.363642206631094" calcext:value-type="float">
            <text:p>0,363642206631094</text:p>
          </table:table-cell>
          <table:table-cell table:formula="of:=[.H20]-[.H19]" office:value-type="float" office:value="72" calcext:value-type="float">
            <text:p>72</text:p>
          </table:table-cell>
          <table:table-cell table:formula="of:=[.K20]*[.K19]*[.K18]*[.K17]" office:value-type="float" office:value="0.0586425910782606" calcext:value-type="float">
            <text:p>0,0586425910782606</text:p>
          </table:table-cell>
        </table:table-row>
        <table:table-row table:style-name="ro1">
          <table:table-cell table:style-name="ce4" office:value-type="string" calcext:value-type="string">
            <text:p>c2_c2_c2_c2___c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1.12" calcext:value-type="float">
            <text:p>191,12</text:p>
          </table:table-cell>
          <table:table-cell table:style-name="ce4" office:value-type="float" office:value="837.54" calcext:value-type="float">
            <text:p>837,5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float" office:value="519" calcext:value-type="float">
            <text:p>519</text:p>
          </table:table-cell>
          <table:table-cell table:style-name="ce4" table:formula="of:=[.C21]/[.E21]" office:value-type="float" office:value="0.4778" calcext:value-type="float">
            <text:p>0,4778</text:p>
          </table:table-cell>
          <table:table-cell table:style-name="ce4" table:formula="of:=1-[.I21]" office:value-type="float" office:value="0.5222" calcext:value-type="float">
            <text:p>0,5222</text:p>
          </table:table-cell>
          <table:table-cell table:style-name="ce4" table:formula="of:=SQRT(([.C21]/[.G21])/[.C20]*[.G20])" office:value-type="float" office:value="0.366209869030864" calcext:value-type="float">
            <text:p>0,366209869030864</text:p>
          </table:table-cell>
          <table:table-cell table:style-name="ce4" table:formula="of:=[.H21]-[.H20]" office:value-type="float" office:value="432" calcext:value-type="float">
            <text:p>432</text:p>
          </table:table-cell>
          <table:table-cell table:style-name="ce4" table:formula="of:=[.K21]*[.K20]*[.K19]*[.K18]*[.K17]" office:value-type="float" office:value="0.0214754955984003" calcext:value-type="float">
            <text:p>0,0214754955984003</text:p>
          </table:table-cell>
        </table:table-row>
        <table:table-row table:style-name="ro1">
          <table:table-cell table:style-name="ce2" office:value-type="string" calcext:value-type="string">
            <text:p>b2_b2_b2_b2_b2_b2_b2_b2___b2_l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8.75" calcext:value-type="float">
            <text:p>318,75</text:p>
          </table:table-cell>
          <table:table-cell table:style-name="ce2" office:value-type="float" office:value="72.26" calcext:value-type="float">
            <text:p>72,2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22]/[.E22]" office:value-type="float" office:value="0.796875" calcext:value-type="float">
            <text:p>0,796875</text:p>
          </table:table-cell>
          <table:table-cell table:style-name="ce2" table:formula="of:=1-[.I22]" office:value-type="float" office:value="0.203125" calcext:value-type="float">
            <text:p>0,2031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K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2_b2_b2_b2_b2_b2_b2_b2___b2_lisse</text:p>
          </table:table-cell>
          <table:table-cell office:value-type="float" office:value="1" calcext:value-type="float">
            <text:p>1</text:p>
          </table:table-cell>
          <table:table-cell office:value-type="float" office:value="276.75" calcext:value-type="float">
            <text:p>276,75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3]/[.E23]" office:value-type="float" office:value="0.691875" calcext:value-type="float">
            <text:p>0,691875</text:p>
          </table:table-cell>
          <table:table-cell table:formula="of:=1-[.I23]" office:value-type="float" office:value="0.308125" calcext:value-type="float">
            <text:p>0,308125</text:p>
          </table:table-cell>
          <table:table-cell table:formula="of:=SQRT(([.C23]/[.G23])/[.C22]*[.G22])" office:value-type="float" office:value="0.329438024163432" calcext:value-type="float">
            <text:p>0,329438024163432</text:p>
          </table:table-cell>
          <table:table-cell table:formula="of:=[.H23]-[.H22]" office:value-type="float" office:value="1" calcext:value-type="float">
            <text:p>1</text:p>
          </table:table-cell>
          <table:table-cell table:formula="of:=[.K23]*[.K22]" office:value-type="float" office:value="0.329438024163432" calcext:value-type="float">
            <text:p>0,329438024163432</text:p>
          </table:table-cell>
        </table:table-row>
        <table:table-row table:style-name="ro1">
          <table:table-cell office:value-type="string" calcext:value-type="string">
            <text:p>b2_b2_b2_b2_b2_b2_b2_b2___b2_lisse</text:p>
          </table:table-cell>
          <table:table-cell office:value-type="float" office:value="2" calcext:value-type="float">
            <text:p>2</text:p>
          </table:table-cell>
          <table:table-cell office:value-type="float" office:value="230.51" calcext:value-type="float">
            <text:p>230,51</text:p>
          </table:table-cell>
          <table:table-cell office:value-type="float" office:value="163.49" calcext:value-type="float">
            <text:p>163,49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C24]/[.E24]" office:value-type="float" office:value="0.576275" calcext:value-type="float">
            <text:p>0,576275</text:p>
          </table:table-cell>
          <table:table-cell table:formula="of:=1-[.I24]" office:value-type="float" office:value="0.423725" calcext:value-type="float">
            <text:p>0,423725</text:p>
          </table:table-cell>
          <table:table-cell table:formula="of:=SQRT(([.C24]/[.G24])/[.C23]*[.G23])" office:value-type="float" office:value="0.40814649229036" calcext:value-type="float">
            <text:p>0,40814649229036</text:p>
          </table:table-cell>
          <table:table-cell table:formula="of:=[.H24]-[.H23]" office:value-type="float" office:value="8" calcext:value-type="float">
            <text:p>8</text:p>
          </table:table-cell>
          <table:table-cell table:formula="of:=[.K24]*[.K23]*[.K22]" office:value-type="float" office:value="0.134458973989372" calcext:value-type="float">
            <text:p>0,134458973989372</text:p>
          </table:table-cell>
        </table:table-row>
        <table:table-row table:style-name="ro1">
          <table:table-cell office:value-type="string" calcext:value-type="string">
            <text:p>b2_b2_b2_b2_b2_b2_b2_b2___b2_lisse</text:p>
          </table:table-cell>
          <table:table-cell office:value-type="float" office:value="3" calcext:value-type="float">
            <text:p>3</text:p>
          </table:table-cell>
          <table:table-cell office:value-type="float" office:value="193.7" calcext:value-type="float">
            <text:p>193,7</text:p>
          </table:table-cell>
          <table:table-cell office:value-type="float" office:value="304.95" calcext:value-type="float">
            <text:p>304,95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C25]/[.E25]" office:value-type="float" office:value="0.48425" calcext:value-type="float">
            <text:p>0,48425</text:p>
          </table:table-cell>
          <table:table-cell table:formula="of:=1-[.I25]" office:value-type="float" office:value="0.51575" calcext:value-type="float">
            <text:p>0,51575</text:p>
          </table:table-cell>
          <table:table-cell table:formula="of:=SQRT(([.C25]/[.G25])/[.C24]*[.G24])" office:value-type="float" office:value="0.409953806078566" calcext:value-type="float">
            <text:p>0,409953806078566</text:p>
          </table:table-cell>
          <table:table-cell table:formula="of:=[.H25]-[.H24]" office:value-type="float" office:value="40" calcext:value-type="float">
            <text:p>40</text:p>
          </table:table-cell>
          <table:table-cell table:formula="of:=[.K25]*[.K24]*[.K23]*[.K22]" office:value-type="float" office:value="0.0551219681483619" calcext:value-type="float">
            <text:p>0,0551219681483619</text:p>
          </table:table-cell>
        </table:table-row>
        <table:table-row table:style-name="ro1">
          <table:table-cell table:style-name="ce4" office:value-type="string" calcext:value-type="string">
            <text:p>b2_b2_b2_b2_b2_b2_b2_b2___b2_lis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3.09" calcext:value-type="float">
            <text:p>163,09</text:p>
          </table:table-cell>
          <table:table-cell table:style-name="ce4" office:value-type="float" office:value="595.05" calcext:value-type="float">
            <text:p>595,05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[.C26]/[.E26]" office:value-type="float" office:value="0.407725" calcext:value-type="float">
            <text:p>0,407725</text:p>
          </table:table-cell>
          <table:table-cell table:style-name="ce4" table:formula="of:=1-[.I26]" office:value-type="float" office:value="0.592275" calcext:value-type="float">
            <text:p>0,592275</text:p>
          </table:table-cell>
          <table:table-cell table:style-name="ce4" table:formula="of:=SQRT(([.C26]/[.G26])/[.C25]*[.G25])" office:value-type="float" office:value="0.410358897025005" calcext:value-type="float">
            <text:p>0,410358897025005</text:p>
          </table:table-cell>
          <table:table-cell table:style-name="ce4" table:formula="of:=[.H26]-[.H25]" office:value-type="float" office:value="200" calcext:value-type="float">
            <text:p>200</text:p>
          </table:table-cell>
          <table:table-cell table:style-name="ce4" table:formula="of:=[.K26]*[.K25]*[.K24]*[.K23]*[.K22]" office:value-type="float" office:value="0.0226197900512092" calcext:value-type="float">
            <text:p>0,0226197900512092</text:p>
          </table:table-cell>
        </table:table-row>
        <table:table-row table:style-name="ro1">
          <table:table-cell table:style-name="ce5" office:value-type="string" calcext:value-type="string">
            <text:p>Carré tronqué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.01" calcext:value-type="float">
            <text:p>8,01</text:p>
          </table:table-cell>
          <table:table-cell table:style-name="ce5" office:value-type="float" office:value="13.26" calcext:value-type="float">
            <text:p>13,26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C27]/[.E27]" office:value-type="float" office:value="0.500625" calcext:value-type="float">
            <text:p>0,500625</text:p>
          </table:table-cell>
          <table:table-cell table:style-name="ce5" table:formula="of:=1-[.I27]" office:value-type="float" office:value="0.499375" calcext:value-type="float">
            <text:p>0,499375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arré 1 tro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.02" calcext:value-type="float">
            <text:p>8,02</text:p>
          </table:table-cell>
          <table:table-cell table:style-name="ce5" office:value-type="float" office:value="26.02" calcext:value-type="float">
            <text:p>26,0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C28]/[.E28]" office:value-type="float" office:value="0.50125" calcext:value-type="float">
            <text:p>0,50125</text:p>
          </table:table-cell>
          <table:table-cell table:style-name="ce5" table:formula="of:=1-[.I28]" office:value-type="float" office:value="0.49875" calcext:value-type="float">
            <text:p>0,49875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arré 4 trou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.05" calcext:value-type="float">
            <text:p>8,05</text:p>
          </table:table-cell>
          <table:table-cell table:style-name="ce5" office:value-type="float" office:value="36.02" calcext:value-type="float">
            <text:p>36,0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C29]/[.E29]" office:value-type="float" office:value="0.503125" calcext:value-type="float">
            <text:p>0,503125</text:p>
          </table:table-cell>
          <table:table-cell table:style-name="ce5" table:formula="of:=1-[.I29]" office:value-type="float" office:value="0.496875" calcext:value-type="float">
            <text:p>0,496875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arré 16 trou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.21" calcext:value-type="float">
            <text:p>8,21</text:p>
          </table:table-cell>
          <table:table-cell table:style-name="ce5" office:value-type="float" office:value="55.83" calcext:value-type="float">
            <text:p>55,83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C30]/[.E30]" office:value-type="float" office:value="0.513125" calcext:value-type="float">
            <text:p>0,513125</text:p>
          </table:table-cell>
          <table:table-cell table:style-name="ce5" table:formula="of:=1-[.I30]" office:value-type="float" office:value="0.486875" calcext:value-type="float">
            <text:p>0,486875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46:56.432630536</meta:creation-date>
    <dc:date>2023-09-27T16:28:47.097911965</dc:date>
    <meta:editing-duration>PT3H41M49S</meta:editing-duration>
    <meta:editing-cycles>6</meta:editing-cycles>
    <meta:generator>LibreOffice/7.5.6.2$Linux_X86_64 LibreOffice_project/50$Build-2</meta:generator>
    <meta:document-statistic meta:table-count="1" meta:cell-count="390" meta:object-count="0"/>
  </office:meta>
</office:document-meta>
</file>